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3.893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85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2.912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cclur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Instânci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cClure-582-20-10-141.csp</text:p>
          </table:table-cell>
          <table:table-cell office:value-type="float" office:value="111" calcext:value-type="float">
            <text:p>111</text:p>
          </table:table-cell>
          <table:table-cell table:style-name="ce3" office:value-type="float" office:value="0.0102807" calcext:value-type="float">
            <text:p>0,0102807</text:p>
          </table:table-cell>
        </table:table-row>
        <table:table-row table:style-name="ro1">
          <table:table-cell office:value-type="string" calcext:value-type="string">
            <text:p>McClure-582-20-12-141.csp</text:p>
          </table:table-cell>
          <table:table-cell office:value-type="float" office:value="112.3333333" calcext:value-type="float">
            <text:p>112,3333333</text:p>
          </table:table-cell>
          <table:table-cell office:value-type="float" office:value="0.0109104" calcext:value-type="float">
            <text:p>0,0109104</text:p>
          </table:table-cell>
        </table:table-row>
        <table:table-row table:style-name="ro1">
          <table:table-cell office:value-type="string" calcext:value-type="string">
            <text:p>McClure-582-20-6-141.csp</text:p>
          </table:table-cell>
          <table:table-cell office:value-type="float" office:value="101.3333333" calcext:value-type="float">
            <text:p>101,3333333</text:p>
          </table:table-cell>
          <table:table-cell office:value-type="float" office:value="0.007172" calcext:value-type="float">
            <text:p>0,007172</text:p>
          </table:table-cell>
        </table:table-row>
        <table:table-row table:style-name="ro1">
          <table:table-cell office:value-type="string" calcext:value-type="string">
            <text:p>McClure-586-20-10-98.csp</text:p>
          </table:table-cell>
          <table:table-cell office:value-type="float" office:value="83.3333333" calcext:value-type="float">
            <text:p>83,3333333</text:p>
          </table:table-cell>
          <table:table-cell office:value-type="float" office:value="0.0044131" calcext:value-type="float">
            <text:p>0,0044131</text:p>
          </table:table-cell>
        </table:table-row>
        <table:table-row table:style-name="ro1">
          <table:table-cell office:value-type="string" calcext:value-type="string">
            <text:p>McClure-586-20-12-98.csp</text:p>
          </table:table-cell>
          <table:table-cell office:value-type="float" office:value="85" calcext:value-type="float">
            <text:p>85</text:p>
          </table:table-cell>
          <table:table-cell office:value-type="float" office:value="0.0054671" calcext:value-type="float">
            <text:p>0,0054671</text:p>
          </table:table-cell>
        </table:table-row>
        <table:table-row table:style-name="ro1">
          <table:table-cell office:value-type="string" calcext:value-type="string">
            <text:p>McClure-586-20-6-100.csp</text:p>
          </table:table-cell>
          <table:table-cell office:value-type="float" office:value="79" calcext:value-type="float">
            <text:p>79</text:p>
          </table:table-cell>
          <table:table-cell office:value-type="float" office:value="0.0020046" calcext:value-type="float">
            <text:p>0,0020046</text:p>
          </table:table-cell>
        </table:table-row>
      </table:table>
      <table:table table:name="Hufsky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Instância</text:p>
          </table:table-cell>
          <table:table-cell table:style-name="ce1" office:value-type="string" calcext:value-type="string">
            <text:p>ga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fsky-30-250-0.csp</text:p>
          </table:table-cell>
          <table:table-cell office:value-type="float" office:value="29" calcext:value-type="float">
            <text:p>29</text:p>
          </table:table-cell>
          <table:table-cell office:value-type="float" office:value="0.1304349" calcext:value-type="float">
            <text:p>0,1304349</text:p>
          </table:table-cell>
        </table:table-row>
        <table:table-row table:style-name="ro1">
          <table:table-cell office:value-type="string" calcext:value-type="string">
            <text:p>Hufsky-50-250-12.csp</text:p>
          </table:table-cell>
          <table:table-cell office:value-type="float" office:value="32" calcext:value-type="float">
            <text:p>32</text:p>
          </table:table-cell>
          <table:table-cell office:value-type="float" office:value="0.2855641" calcext:value-type="float">
            <text:p>0,2855641</text:p>
          </table:table-cell>
        </table:table-row>
        <table:table-row table:style-name="ro1">
          <table:table-cell office:value-type="string" calcext:value-type="string">
            <text:p>Hufsky-40-250-25.csp</text:p>
          </table:table-cell>
          <table:table-cell office:value-type="float" office:value="26" calcext:value-type="float">
            <text:p>26</text:p>
          </table:table-cell>
          <table:table-cell office:value-type="float" office:value="0.1909848" calcext:value-type="float">
            <text:p>0,1909848</text:p>
          </table:table-cell>
        </table:table-row>
        <table:table-row table:style-name="ro1">
          <table:table-cell office:value-type="string" calcext:value-type="string">
            <text:p>Hufsky-40-300-1.csp</text:p>
          </table:table-cell>
          <table:table-cell office:value-type="float" office:value="32" calcext:value-type="float">
            <text:p>32</text:p>
          </table:table-cell>
          <table:table-cell office:value-type="float" office:value="0.270298" calcext:value-type="float">
            <text:p>0,270298</text:p>
          </table:table-cell>
        </table:table-row>
        <table:table-row table:style-name="ro1">
          <table:table-cell office:value-type="string" calcext:value-type="string">
            <text:p>Hufsky-30-300-16.csp</text:p>
          </table:table-cell>
          <table:table-cell office:value-type="float" office:value="32.3333333" calcext:value-type="float">
            <text:p>32,3333333</text:p>
          </table:table-cell>
          <table:table-cell office:value-type="float" office:value="0.2459922" calcext:value-type="float">
            <text:p>0,2459922</text:p>
          </table:table-cell>
        </table:table-row>
        <table:table-row table:style-name="ro1">
          <table:table-cell office:value-type="string" calcext:value-type="string">
            <text:p>Hufsky-30-300-35.csp</text:p>
          </table:table-cell>
          <table:table-cell office:value-type="float" office:value="32.6666667" calcext:value-type="float">
            <text:p>32,6666667</text:p>
          </table:table-cell>
          <table:table-cell office:value-type="float" office:value="0.1780787" calcext:value-type="float">
            <text:p>0,1780787</text:p>
          </table:table-cell>
        </table:table-row>
        <table:table-row table:style-name="ro1">
          <table:table-cell office:value-type="string" calcext:value-type="string">
            <text:p>Hufsky-30-350-28.csp</text:p>
          </table:table-cell>
          <table:table-cell office:value-type="float" office:value="40.6666667" calcext:value-type="float">
            <text:p>40,6666667</text:p>
          </table:table-cell>
          <table:table-cell office:value-type="float" office:value="0.2760628" calcext:value-type="float">
            <text:p>0,2760628</text:p>
          </table:table-cell>
        </table:table-row>
        <table:table-row table:style-name="ro1">
          <table:table-cell office:value-type="string" calcext:value-type="string">
            <text:p>Hufsky-40-350-4.csp</text:p>
          </table:table-cell>
          <table:table-cell office:value-type="float" office:value="41.3333333" calcext:value-type="float">
            <text:p>41,3333333</text:p>
          </table:table-cell>
          <table:table-cell office:value-type="float" office:value="0.4179562" calcext:value-type="float">
            <text:p>0,4179562</text:p>
          </table:table-cell>
        </table:table-row>
        <table:table-row table:style-name="ro1">
          <table:table-cell office:value-type="string" calcext:value-type="string">
            <text:p>Hufsky-50-350-33.csp</text:p>
          </table:table-cell>
          <table:table-cell office:value-type="float" office:value="41.6666667" calcext:value-type="float">
            <text:p>41,6666667</text:p>
          </table:table-cell>
          <table:table-cell office:value-type="float" office:value="0.6397809" calcext:value-type="float">
            <text:p>0,6397809</text:p>
          </table:table-cell>
        </table:table-row>
        <table:table-row table:style-name="ro1">
          <table:table-cell office:value-type="string" calcext:value-type="string">
            <text:p>Hufsky-50-400-2.csp</text:p>
          </table:table-cell>
          <table:table-cell office:value-type="float" office:value="44.6666667" calcext:value-type="float">
            <text:p>44,6666667</text:p>
          </table:table-cell>
          <table:table-cell office:value-type="float" office:value="0.8187508" calcext:value-type="float">
            <text:p>0,8187508</text:p>
          </table:table-cell>
        </table:table-row>
        <table:table-row table:style-name="ro1">
          <table:table-cell office:value-type="string" calcext:value-type="string">
            <text:p>Hufsky-30-400-24.csp</text:p>
          </table:table-cell>
          <table:table-cell office:value-type="float" office:value="40.6666667" calcext:value-type="float">
            <text:p>40,6666667</text:p>
          </table:table-cell>
          <table:table-cell office:value-type="float" office:value="0.3659019" calcext:value-type="float">
            <text:p>0,3659019</text:p>
          </table:table-cell>
        </table:table-row>
        <table:table-row table:style-name="ro1">
          <table:table-cell office:value-type="string" calcext:value-type="string">
            <text:p>Hufsky-20-400-19.csp</text:p>
          </table:table-cell>
          <table:table-cell office:value-type="float" office:value="47" calcext:value-type="float">
            <text:p>47</text:p>
          </table:table-cell>
          <table:table-cell office:value-type="float" office:value="0.1575064" calcext:value-type="float">
            <text:p>0,1575064</text:p>
          </table:table-cell>
        </table:table-row>
        <table:table-row table:style-name="ro1">
          <table:table-cell office:value-type="string" calcext:value-type="string">
            <text:p>Hufsky-40-450-7.csp</text:p>
          </table:table-cell>
          <table:table-cell office:value-type="float" office:value="56" calcext:value-type="float">
            <text:p>56</text:p>
          </table:table-cell>
          <table:table-cell office:value-type="float" office:value="0.6729163" calcext:value-type="float">
            <text:p>0,6729163</text:p>
          </table:table-cell>
        </table:table-row>
        <table:table-row table:style-name="ro1">
          <table:table-cell office:value-type="string" calcext:value-type="string">
            <text:p>Hufsky-20-450-3.csp</text:p>
          </table:table-cell>
          <table:table-cell office:value-type="float" office:value="51" calcext:value-type="float">
            <text:p>51</text:p>
          </table:table-cell>
          <table:table-cell office:value-type="float" office:value="0.2657714" calcext:value-type="float">
            <text:p>0,2657714</text:p>
          </table:table-cell>
        </table:table-row>
        <table:table-row table:style-name="ro1">
          <table:table-cell office:value-type="string" calcext:value-type="string">
            <text:p>Hufsky-30-450-4.csp</text:p>
          </table:table-cell>
          <table:table-cell office:value-type="float" office:value="51.6666667" calcext:value-type="float">
            <text:p>51,6666667</text:p>
          </table:table-cell>
          <table:table-cell office:value-type="float" office:value="0.486915" calcext:value-type="float">
            <text:p>0,486915</text:p>
          </table:table-cell>
        </table:table-row>
        <table:table-row table:style-name="ro1">
          <table:table-cell office:value-type="string" calcext:value-type="string">
            <text:p>Hufsky-30-500-25.csp</text:p>
          </table:table-cell>
          <table:table-cell office:value-type="float" office:value="51" calcext:value-type="float">
            <text:p>51</text:p>
          </table:table-cell>
          <table:table-cell office:value-type="float" office:value="0.5710899" calcext:value-type="float">
            <text:p>0,5710899</text:p>
          </table:table-cell>
        </table:table-row>
        <table:table-row table:style-name="ro1">
          <table:table-cell office:value-type="string" calcext:value-type="string">
            <text:p>Hufsky-50-500-12.csp</text:p>
          </table:table-cell>
          <table:table-cell office:value-type="float" office:value="59.6666667" calcext:value-type="float">
            <text:p>59,6666667</text:p>
          </table:table-cell>
          <table:table-cell office:value-type="float" office:value="1.1117149" calcext:value-type="float">
            <text:p>1,1117149</text:p>
          </table:table-cell>
        </table:table-row>
        <table:table-row table:style-name="ro1">
          <table:table-cell office:value-type="string" calcext:value-type="string">
            <text:p>Hufsky-40-500-20.csp</text:p>
          </table:table-cell>
          <table:table-cell office:value-type="float" office:value="62.3333333" calcext:value-type="float">
            <text:p>62,3333333</text:p>
          </table:table-cell>
          <table:table-cell office:value-type="float" office:value="0.8805755" calcext:value-type="float">
            <text:p>0,8805755</text:p>
          </table:table-cell>
        </table:table-row>
      </table:table>
      <table:table table:name="Chimani" table:style-name="ta1"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nstância</text:p>
          </table:table-cell>
          <table:table-cell table:style-name="ce1" office:value-type="string" calcext:value-type="string">
            <text:p>ga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20-50-250-3-5.csp</text:p>
          </table:table-cell>
          <table:table-cell office:value-type="float" office:value="122" calcext:value-type="float">
            <text:p>122</text:p>
          </table:table-cell>
          <table:table-cell office:value-type="float" office:value="0.6087183" calcext:value-type="float">
            <text:p>0,6087183</text:p>
          </table:table-cell>
        </table:table-row>
        <table:table-row table:style-name="ro1">
          <table:table-cell office:value-type="string" calcext:value-type="string">
            <text:p>2-50-250-5-7.csp</text:p>
          </table:table-cell>
          <table:table-cell office:value-type="float" office:value="71" calcext:value-type="float">
            <text:p>71</text:p>
          </table:table-cell>
          <table:table-cell office:value-type="float" office:value="0.3268519" calcext:value-type="float">
            <text:p>0,3268519</text:p>
          </table:table-cell>
        </table:table-row>
        <table:table-row table:style-name="ro1">
          <table:table-cell office:value-type="string" calcext:value-type="string">
            <text:p>2-30-250-2-5.csp</text:p>
          </table:table-cell>
          <table:table-cell office:value-type="float" office:value="124.6666667" calcext:value-type="float">
            <text:p>124,6666667</text:p>
          </table:table-cell>
          <table:table-cell office:value-type="float" office:value="0.1461762" calcext:value-type="float">
            <text:p>0,1461762</text:p>
          </table:table-cell>
        </table:table-row>
        <table:table-row table:style-name="ro1">
          <table:table-cell office:value-type="string" calcext:value-type="string">
            <text:p>2-50-500-5-8.csp</text:p>
          </table:table-cell>
          <table:table-cell office:value-type="float" office:value="148.3333333" calcext:value-type="float">
            <text:p>148,3333333</text:p>
          </table:table-cell>
          <table:table-cell office:value-type="float" office:value="0.9260298" calcext:value-type="float">
            <text:p>0,9260298</text:p>
          </table:table-cell>
        </table:table-row>
        <table:table-row table:style-name="ro1">
          <table:table-cell office:value-type="string" calcext:value-type="string">
            <text:p>2-10-500-3-5.csp</text:p>
          </table:table-cell>
          <table:table-cell office:value-type="float" office:value="194.3333333" calcext:value-type="float">
            <text:p>194,3333333</text:p>
          </table:table-cell>
          <table:table-cell office:value-type="float" office:value="0.1233138" calcext:value-type="float">
            <text:p>0,1233138</text:p>
          </table:table-cell>
        </table:table-row>
        <table:table-row table:style-name="ro1">
          <table:table-cell office:value-type="string" calcext:value-type="string">
            <text:p>4-20-500-1-5.csp</text:p>
          </table:table-cell>
          <table:table-cell office:value-type="float" office:value="359.6666667" calcext:value-type="float">
            <text:p>359,6666667</text:p>
          </table:table-cell>
          <table:table-cell office:value-type="float" office:value="0.2927815" calcext:value-type="float">
            <text:p>0,2927815</text:p>
          </table:table-cell>
        </table:table-row>
        <table:table-row table:style-name="ro1">
          <table:table-cell office:value-type="string" calcext:value-type="string">
            <text:p>2-30-750-4-5.csp</text:p>
          </table:table-cell>
          <table:table-cell office:value-type="float" office:value="262.3333333" calcext:value-type="float">
            <text:p>262,3333333</text:p>
          </table:table-cell>
          <table:table-cell office:value-type="float" office:value="1.5405195" calcext:value-type="float">
            <text:p>1,5405195</text:p>
          </table:table-cell>
        </table:table-row>
        <table:table-row table:style-name="ro1">
          <table:table-cell office:value-type="string" calcext:value-type="string">
            <text:p>4-10-750-2-8.csp</text:p>
          </table:table-cell>
          <table:table-cell office:value-type="float" office:value="444.3333333" calcext:value-type="float">
            <text:p>444,3333333</text:p>
          </table:table-cell>
          <table:table-cell office:value-type="float" office:value="0.2354658" calcext:value-type="float">
            <text:p>0,2354658</text:p>
          </table:table-cell>
        </table:table-row>
        <table:table-row table:style-name="ro1">
          <table:table-cell office:value-type="string" calcext:value-type="string">
            <text:p>20-30-750-3-0.csp</text:p>
          </table:table-cell>
          <table:table-cell office:value-type="float" office:value="380.3333333" calcext:value-type="float">
            <text:p>380,3333333</text:p>
          </table:table-cell>
          <table:table-cell office:value-type="float" office:value="1.3478352" calcext:value-type="float">
            <text:p>1,3478352</text:p>
          </table:table-cell>
        </table:table-row>
        <table:table-row table:style-name="ro1">
          <table:table-cell office:value-type="string" calcext:value-type="string">
            <text:p>20-50-1000-4-9.csp</text:p>
          </table:table-cell>
          <table:table-cell office:value-type="float" office:value="397.3333333" calcext:value-type="float">
            <text:p>397,3333333</text:p>
          </table:table-cell>
          <table:table-cell office:value-type="float" office:value="5.5540772" calcext:value-type="float">
            <text:p>5,5540772</text:p>
          </table:table-cell>
        </table:table-row>
        <table:table-row table:style-name="ro1">
          <table:table-cell office:value-type="string" calcext:value-type="string">
            <text:p>4-50-1000-4-4.csp</text:p>
          </table:table-cell>
          <table:table-cell office:value-type="float" office:value="390.6666667" calcext:value-type="float">
            <text:p>390,6666667</text:p>
          </table:table-cell>
          <table:table-cell office:value-type="float" office:value="5.6712732" calcext:value-type="float">
            <text:p>5,6712732</text:p>
          </table:table-cell>
        </table:table-row>
        <table:table-row table:style-name="ro1">
          <table:table-cell office:value-type="string" calcext:value-type="string">
            <text:p>4-20-1000-2-4.csp</text:p>
          </table:table-cell>
          <table:table-cell office:value-type="float" office:value="628.6666667" calcext:value-type="float">
            <text:p>628,6666667</text:p>
          </table:table-cell>
          <table:table-cell office:value-type="float" office:value="1.3465089" calcext:value-type="float">
            <text:p>1,3465089</text:p>
          </table:table-cell>
        </table:table-row>
        <table:table-row table:style-name="ro1">
          <table:table-cell office:value-type="string" calcext:value-type="string">
            <text:p>4-40-2000-2-2.csp</text:p>
          </table:table-cell>
          <table:table-cell office:value-type="float" office:value="1300.6666667" calcext:value-type="float">
            <text:p>1300,6666667</text:p>
          </table:table-cell>
          <table:table-cell office:value-type="float" office:value="16.0591473" calcext:value-type="float">
            <text:p>16,0591473</text:p>
          </table:table-cell>
        </table:table-row>
        <table:table-row table:style-name="ro1">
          <table:table-cell office:value-type="string" calcext:value-type="string">
            <text:p>4-40-2000-5-0.csp</text:p>
          </table:table-cell>
          <table:table-cell office:value-type="float" office:value="644.6666667" calcext:value-type="float">
            <text:p>644,6666667</text:p>
          </table:table-cell>
          <table:table-cell office:value-type="float" office:value="14.1106179" calcext:value-type="float">
            <text:p>14,1106179</text:p>
          </table:table-cell>
        </table:table-row>
        <table:table-row table:style-name="ro1">
          <table:table-cell office:value-type="string" calcext:value-type="string">
            <text:p>4-40-2000-5-1.csp</text:p>
          </table:table-cell>
          <table:table-cell office:value-type="float" office:value="643.6666667" calcext:value-type="float">
            <text:p>643,6666667</text:p>
          </table:table-cell>
          <table:table-cell office:value-type="float" office:value="15.8444092" calcext:value-type="float">
            <text:p>15,8444092</text:p>
          </table:table-cell>
        </table:table-row>
        <table:table-row table:style-name="ro1">
          <table:table-cell office:value-type="string" calcext:value-type="string">
            <text:p>2-50-5000-4-5.csp</text:p>
          </table:table-cell>
          <table:table-cell office:value-type="float" office:value="1814.3333333" calcext:value-type="float">
            <text:p>1814,3333333</text:p>
          </table:table-cell>
          <table:table-cell office:value-type="float" office:value="133.8316215" calcext:value-type="float">
            <text:p>133,8316215</text:p>
          </table:table-cell>
        </table:table-row>
        <table:table-row table:style-name="ro1">
          <table:table-cell office:value-type="string" calcext:value-type="string">
            <text:p>2-30-5000-2-5.csp</text:p>
          </table:table-cell>
          <table:table-cell office:value-type="float" office:value="2431" calcext:value-type="float">
            <text:p>2431</text:p>
          </table:table-cell>
          <table:table-cell office:value-type="float" office:value="72.603741" calcext:value-type="float">
            <text:p>72,603741</text:p>
          </table:table-cell>
        </table:table-row>
        <table:table-row table:style-name="ro1">
          <table:table-cell office:value-type="string" calcext:value-type="string">
            <text:p>20-40-5000-5-6.csp</text:p>
          </table:table-cell>
          <table:table-cell office:value-type="float" office:value="1675.6666667" calcext:value-type="float">
            <text:p>1675,6666667</text:p>
          </table:table-cell>
          <table:table-cell office:value-type="float" office:value="105.8297699" calcext:value-type="float">
            <text:p>105,8297699</text:p>
          </table:table-cell>
        </table:table-row>
        <table:table-row table:style-name="ro1">
          <table:table-cell office:value-type="string" calcext:value-type="string">
            <text:p>4-20-10000-2-6.csp</text:p>
          </table:table-cell>
          <table:table-cell office:value-type="float" office:value="6304.6666667" calcext:value-type="float">
            <text:p>6304,6666667</text:p>
          </table:table-cell>
          <table:table-cell office:value-type="float" office:value="106.1364112" calcext:value-type="float">
            <text:p>106,1364112</text:p>
          </table:table-cell>
        </table:table-row>
        <table:table-row table:style-name="ro1">
          <table:table-cell office:value-type="string" calcext:value-type="string">
            <text:p>2-40-10000-3-2.csp</text:p>
          </table:table-cell>
          <table:table-cell office:value-type="float" office:value="4326" calcext:value-type="float">
            <text:p>4326</text:p>
          </table:table-cell>
          <table:table-cell office:value-type="float" office:value="628.7202966" calcext:value-type="float">
            <text:p>628,7202966</text:p>
          </table:table-cell>
        </table:table-row>
        <table:table-row table:style-name="ro1">
          <table:table-cell office:value-type="string" calcext:value-type="string">
            <text:p>20-30-10000-4-8.csp</text:p>
          </table:table-cell>
          <table:table-cell office:value-type="float" office:value="4108.6666667" calcext:value-type="float">
            <text:p>4108,6666667</text:p>
          </table:table-cell>
          <table:table-cell office:value-type="float" office:value="258.2336644" calcext:value-type="float">
            <text:p>258,23366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 style:data-style-name="N2" text:time-value="16:11:46.914465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3T14:52:16.567765988</meta:creation-date>
    <dc:date>2022-04-18T16:17:28.447725237</dc:date>
    <meta:editing-duration>PT15M18S</meta:editing-duration>
    <meta:editing-cycles>6</meta:editing-cycles>
    <meta:generator>LibreOffice/7.2.5.2.0$Linux_X86_64 LibreOffice_project/20$Build-2</meta:generator>
    <meta:document-statistic meta:table-count="3" meta:cell-count="144" meta:object-count="0"/>
  </office:meta>
</office:document-meta>
</file>